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f2ab" officeooo:paragraph-rsid="0011f2a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1f2ab" officeooo:paragraph-rsid="0011f2a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1f2ab" officeooo:paragraph-rsid="0011f2a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23317" officeooo:paragraph-rsid="00123317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123317" officeooo:paragraph-rsid="0012331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23317" officeooo:paragraph-rsid="00123317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14419a" officeooo:paragraph-rsid="0014419a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131956"/>
    </style:style>
    <style:style style:name="P9" style:family="paragraph" style:parent-style-name="Standard" style:list-style-name="L3">
      <style:paragraph-properties fo:text-align="start" style:justify-single-word="false"/>
      <style:text-properties officeooo:paragraph-rsid="0014419a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147236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131956" officeooo:paragraph-rsid="00131956"/>
    </style:style>
    <style:style style:name="P12" style:family="paragraph" style:parent-style-name="Standard">
      <style:paragraph-properties fo:text-align="start" style:justify-single-word="false"/>
      <style:text-properties officeooo:rsid="00131956" officeooo:paragraph-rsid="00131956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4419a" officeooo:paragraph-rsid="0014419a" style:font-weight-asian="bold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officeooo:rsid="00147236" officeooo:paragraph-rsid="00147236"/>
    </style:style>
    <style:style style:name="T1" style:family="text">
      <style:text-properties officeooo:rsid="00131956"/>
    </style:style>
    <style:style style:name="T2" style:family="text">
      <style:text-properties fo:font-size="12pt" fo:font-weight="normal" officeooo:rsid="00131956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419a" style:font-weight-asian="normal" style:font-weight-complex="normal"/>
    </style:style>
    <style:style style:name="T5" style:family="text">
      <style:text-properties fo:font-weight="normal" officeooo:rsid="0014723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ymptotic Notation</text:p>
      <text:p text:style-name="P2"/>
      <text:p text:style-name="P3">Asymptotic Notation</text:p>
      <text:list xml:id="list4235292190" text:style-name="L1">
        <text:list-item>
          <text:p text:style-name="P5">Writing in asymptotic notation is done by dropping the constant coefficients and the less significant terms when looking at the rate of growth. </text:p>
          <text:list>
            <text:list-item>
              <text:p text:style-name="P5">The rate of growth is how fast a function grows with the input size. </text:p>
            </text:list-item>
          </text:list>
        </text:list-item>
        <text:list-item>
          <text:p text:style-name="P5">As a function grows, there will be a point where a term will vastly outgrow any constant and insignificant terms. </text:p>
        </text:list-item>
        <text:list-item>
          <text:p text:style-name="P5">There are three forms: Big O Notation, Big Theta Notation, and Big Omega Notation.</text:p>
        </text:list-item>
        <text:list-item>
          <text:p text:style-name="P7">Whenever the base is a constant in a logarithm, it does not matter what base is used in asymptotic notation. </text:p>
        </text:list-item>
      </text:list>
      <text:p text:style-name="P6"/>
      <text:p text:style-name="P4">Big-Theta Notation</text:p>
      <text:list xml:id="list2809911386" text:style-name="L2">
        <text:list-item>
          <text:p text:style-name="P8"><text:span text:style-name="T2">When Big-Theta Notation is used, such as </text:span>Θ(n<text:span text:style-name="T1">), it is saying that once n becomes large enough, the running time is at least (k1 * n) and at most (k2 * n) for some constants k1 and k2.</text:span></text:p>
        </text:list-item>
        <text:list-item>
          <text:p text:style-name="P11">If another function is used such as n^2, n log2 n, or any other function of n; then running time will be between k1 *f(n) and k2 * f(n).</text:p>
        </text:list-item>
        <text:list-item>
          <text:p text:style-name="P11">Big-theta notation is saying that we have an asymptotically tight bound on the running time.</text:p>
          <text:list>
            <text:list-item>
              <text:p text:style-name="P11">Asymptotically because it is so only for large values of n.</text:p>
            </text:list-item>
            <text:list-item>
              <text:p text:style-name="P11">Tight bound because running time will be within a constant factor above and below.</text:p>
            </text:list-item>
          </text:list>
        </text:list-item>
      </text:list>
      <text:p text:style-name="P12"/>
      <text:p text:style-name="P13">Functions in Asymptotic Notation</text:p>
      <text:list xml:id="list2962983599" text:style-name="L3">
        <text:list-item>
          <text:p text:style-name="P9"><text:span text:style-name="T4">To say that the running time is constant, independent of the input size, then the time complexity will be Θ(1).</text:span></text:p>
          <text:list>
            <text:list-item>
              <text:p text:style-name="P14"><text:span text:style-name="T3">Some operations such as finding a minimum element in a sorted array will be constant runtime.</text:span></text:p>
            </text:list-item>
          </text:list>
        </text:list-item>
        <text:list-item>
          <text:p text:style-name="P9"><text:span text:style-name="T4">Binary search has a runtime of Θ(log2 n)</text:span></text:p>
        </text:list-item>
        <text:list-item>
          <text:p text:style-name="P14"><text:span text:style-name="T4">A</text:span><text:span text:style-name="T3"> list of functions in asymptotic notation (slowest to fastest)</text:span></text:p>
          <text:list>
            <text:list-item>
              <text:p text:style-name="P10"><text:span text:style-name="T5">Θ(1) , Θ(log2 n) , Θ(n) , Θ(n log2 n) , Θ(n^2) , Θ(n^2 log2 n) , Θ(n^3) , Θ(2 ^ n) , Θ(n!)</text:span></text:p>
            </text:list-item>
          </text:list>
        </text:list-item>
      </text:list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0" meta:word-count="301" meta:character-count="1570" meta:non-whitespace-character-count="1298"/>
  </office:meta>
</office:document-meta>
</file>